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Flatpak analytics</text:p>
      <text:p text:style-name="P1"><text:tab/>- </text:p>
      <text:p text:style-name="P1">data analysis</text:p>
      <text:p text:style-name="P1">(some examples)</text:p>
      <text:p text:style-name="P1"><text:tab/><text:tab/>- answer some questions</text:p>
      <text:p text:style-name="P1"><text:tab/><text:tab/><text:tab/>- what errors most occur with my app</text:p>
      <text:p text:style-name="P1"><text:tab/><text:tab/><text:tab/><text:tab/>- what's the hardware was used when it occurred</text:p>
      <text:p text:style-name="P1"><text:tab/><text:tab/><text:tab/>- a lot of issues of my app is about performance.</text:p>
      <text:p text:style-name="P1"><text:tab/><text:tab/><text:tab/><text:tab/>- What is the hardware people general use</text:p>
      <text:p text:style-name="P1"><text:tab/><text:tab/>- about hardware/ software and configurations</text:p>
      <text:p text:style-name="P1"><text:tab/><text:tab/><text:tab/>- I am currently unable to maintain my app as it has a wide range of hardware that it has to support and it takes too much of my time. I need to choose something to focus on.</text:p>
      <text:p text:style-name="P1"><text:tab/><text:tab/><text:tab/><text:tab/>- as my app has an free and open license, if someone wants, they can fork to support these old hardware</text:p>
      <text:p text:style-name="P1"><text:tab/><text:tab/><text:tab/>- I'm constantly receiving issues about performance.</text:p>
      <text:p text:style-name="P1"><text:tab/><text:tab/><text:tab/><text:tab/>- let me see the common errs in the logs and relate to the hardware/ software/ config to see if I can find any incompatibility</text:p>
      <text:p text:style-name="P1"><text:tab/><text:tab/>- about logs</text:p>
      <text:p text:style-name="P1"><text:tab/><text:tab/><text:tab/>- I'm constantly receiving issues about a feature in my app. What are a constant error message?</text:p>
      <text:p text:style-name="P1"><text:tab/><text:tab/><text:tab/><text:tab/>- Is this hardware related?</text:p>
      <text:p text:style-name="P1"><text:tab/><text:tab/><text:tab/>- for how long or how many times people use my app daily? Is it more or less than before?</text:p>
      <text:p text:style-name="P1"><text:tab/><text:tab/><text:tab/><text:tab/>- What can I do to improve? What are the common requests of users? What is the profile of people who use my app?</text:p>
      <text:p text:style-name="P1"><text:tab/><text:tab/>- about user info</text:p>
      <text:p text:style-name="P1"><text:tab/><text:tab/><text:tab/>- what is the profile of people who use my app?</text:p>
      <text:p text:style-name="P1"><text:tab/><text:tab/><text:tab/><text:tab/>- what can i do to reach more people?</text:p>
      <text:p text:style-name="P1"><text:tab/><text:tab/><text:tab/><text:tab/>- I plan to add a feature X to my app. May this <text:s/>negatively influence the consumers?</text:p>
      <text:p text:style-name="P1"><text:tab/>- how would it work?</text:p>
      <text:p text:style-name="P1"><text:tab/><text:tab/>- user can choose to flatpak to send the report</text:p>
      <text:p text:style-name="P1"><text:tab/><text:tab/><text:tab/>- automatically</text:p>
      <text:p text:style-name="P1"><text:tab/><text:tab/><text:tab/>- only after user review</text:p>
      <text:p text:style-name="P1"><text:tab/><text:tab/><text:tab/><text:tab/>- prompt user periodically</text:p>
      <text:p text:style-name="P1"><text:tab/><text:tab/><text:tab/><text:tab/>- on demand</text:p>
      <text:p text:style-name="P1"><text:tab/><text:tab/><text:tab/>- never</text:p>
      <text:p text:style-name="P1"><text:tab/><text:tab/>- user can enable/ disable all infos to send at anytime</text:p>
      <text:p text:style-name="P1"><text:tab/><text:tab/><text:tab/>- one by one</text:p>
      <text:p text:style-name="P1"><text:tab/><text:tab/><text:tab/>- all at once</text:p>
      <text:p text:style-name="P1"><text:tab/><text:tab/><text:tab/>- for one app</text:p>
      <text:p text:style-name="P1"><text:tab/><text:tab/><text:tab/>- for all apps at once</text:p>
      <text:p text:style-name="P1"><text:tab/><text:tab/>- the report is read only for the user</text:p>
      <text:p text:style-name="P1"><text:tab/><text:tab/><text:tab/>- to try to prevent fake info</text:p>
      <text:p text:style-name="P1"><text:tab/><text:tab/>- user can preview or export the report on demand</text:p>
      <text:p text:style-name="P1"><text:tab/><text:tab/><text:tab/>- to send a issue to the developer, for example</text:p>
      <text:p text:style-name="P1"><text:tab/><text:tab/>- all the info given should respect the privacy laws</text:p>
      <text:p text:style-name="P1"><text:tab/><text:tab/><text:tab/>- all info should be anonymous</text:p>
      <text:p text:style-name="P1"><text:tab/><text:tab/>- it would be a portal to system</text:p>
      <text:p text:style-name="P1"><text:tab/><text:tab/><text:tab/>- the developer must specify what information will be requested by default</text:p>
      <text:p text:style-name="P1"><text:tab/><text:tab/><text:tab/><text:tab/>- the users configuration should override the requested info without additional configuration</text:p>
      <text:p text:style-name="P1"><text:tab/>- data</text:p>
      <text:p text:style-name="P1"><text:tab/><text:tab/>- additional info</text:p>
      <text:p text:style-name="P1">(user input)</text:p>
      <text:p text:style-name="P1"><text:tab/><text:tab/><text:tab/>- sex</text:p>
      <text:p text:style-name="P1"><text:tab/><text:tab/><text:tab/>- age</text:p>
      <text:p text:style-name="P1"><text:tab/><text:tab/><text:tab/><text:tab/>- the user may give the date of birth</text:p>
      <text:p text:style-name="P1"><text:tab/><text:tab/><text:tab/><text:tab/><text:tab/>- so it can update automatically</text:p>
      <text:p text:style-name="P1"><text:tab/><text:tab/><text:tab/><text:tab/><text:tab/>- the app can only aces the year (or age)</text:p>
      <text:p text:style-name="P1"><text:tab/><text:tab/><text:tab/>- ethnic?</text:p>
      <text:p text:style-name="P1"><text:tab/><text:tab/><text:tab/>- ...</text:p>
      <text:p text:style-name="P1"><text:soft-page-break/><text:tab/><text:tab/>- user info</text:p>
      <text:p text:style-name="P1">(internet)</text:p>
      <text:p text:style-name="P1"><text:tab/><text:tab/><text:tab/>- country</text:p>
      <text:p text:style-name="P1"><text:tab/><text:tab/>- hardware/ software</text:p>
      <text:p text:style-name="P1">(e.g neofetch+something)</text:p>
      <text:p text:style-name="P1"><text:tab/><text:tab/><text:tab/>- CPU model</text:p>
      <text:p text:style-name="P1"><text:tab/><text:tab/><text:tab/>- GPU model</text:p>
      <text:p text:style-name="P1"><text:tab/><text:tab/><text:tab/>- memory size</text:p>
      <text:p text:style-name="P1"><text:tab/><text:tab/><text:tab/>- memory speed</text:p>
      <text:p text:style-name="P1"><text:tab/><text:tab/><text:tab/>- HD or SSD speed</text:p>
      <text:p text:style-name="P1"><text:tab/><text:tab/><text:tab/>- monitor resolution</text:p>
      <text:p text:style-name="P1"><text:tab/><text:tab/><text:tab/>- OS</text:p>
      <text:p text:style-name="P1"><text:tab/><text:tab/><text:tab/>- Kernel</text:p>
      <text:p text:style-name="P1"><text:tab/><text:tab/><text:tab/>- DE</text:p>
      <text:p text:style-name="P1"><text:tab/><text:tab/><text:tab/>- WM</text:p>
      <text:p text:style-name="P1"><text:tab/><text:tab/><text:tab/>- WM Theme</text:p>
      <text:p text:style-name="P1"><text:tab/><text:tab/><text:tab/>- Theme</text:p>
      <text:p text:style-name="P1"><text:tab/><text:tab/><text:tab/>- Icons</text:p>
      <text:p text:style-name="P1"><text:tab/><text:tab/>- log id</text:p>
      <text:p text:style-name="P1"><text:tab/><text:tab/><text:tab/>- relates to the log info</text:p>
      <text:p text:style-name="P1"><text:tab/><text:tab/>- system log</text:p>
      <text:p text:style-name="P1">(e.g. journalctl)</text:p>
      <text:p text:style-name="P1"><text:tab/><text:tab/><text:tab/>- grep appID</text:p>
      <text:p text:style-name="P1"><text:tab/><text:tab/><text:tab/>- sed $USER HIDDEN</text:p>
      <text:p text:style-name="P1"><text:tab/><text:tab/><text:tab/>- user add rules</text:p>
      <text:p text:style-name="P1"><text:tab/><text:tab/><text:tab/><text:tab/>- info hidden</text:p>
      <text:p text:style-name="P1"><text:tab/><text:tab/><text:tab/><text:tab/><text:tab/>- grep -v</text:p>
      <text:p text:style-name="P1"><text:tab/><text:tab/><text:tab/><text:tab/><text:tab/>- terms</text:p>
      <text:p text:style-name="P1"><text:tab/><text:tab/><text:tab/><text:tab/><text:tab/>- hide all lines of the log that matches a term</text:p>
      <text:p text:style-name="P1"><text:tab/><text:tab/><text:tab/><text:tab/>- info anonimized</text:p>
      <text:p text:style-name="P1"><text:tab/><text:tab/><text:tab/><text:tab/><text:tab/>- sed term HIDDEN</text:p>
      <text:p text:style-name="P1"><text:tab/><text:tab/><text:tab/><text:tab/><text:tab/>- replace the term with a default string as "HIDDEN", to maintain anonymity, but still give the developer the info of the matching lines</text:p>
      <text:p text:style-name="P1"><text:tab/>- why</text:p>
      <text:p text:style-name="P1"><text:tab/><text:tab/>- create a standard way to developers to collect data</text:p>
      <text:p text:style-name="P1"><text:tab/><text:tab/><text:tab/>- it may discourage developers to create or maintain in it's code a way to collect data</text:p>
      <text:p text:style-name="P1"><text:tab/><text:tab/><text:tab/><text:tab/>- from a random developer it may</text:p>
      <text:p text:style-name="P1"><text:tab/><text:tab/><text:tab/><text:tab/><text:tab/>- implement in a insecure way</text:p>
      <text:p text:style-name="P1"><text:tab/><text:tab/><text:tab/><text:tab/><text:tab/>- disrespect the user's privacy</text:p>
      <text:p text:style-name="P1"><text:tab/><text:tab/><text:tab/><text:tab/><text:tab/><text:tab/>- without user consent</text:p>
      <text:p text:style-name="P1"><text:tab/><text:tab/><text:tab/><text:tab/>- because</text:p>
      <text:p text:style-name="P1"><text:tab/><text:tab/><text:tab/><text:tab/><text:tab/>- may take effort to upgrade an app and maintain some features</text:p>
      <text:p text:style-name="P1"><text:tab/><text:tab/><text:tab/><text:tab/><text:tab/>- the tool will already exist natively</text:p>
      <text:p text:style-name="P1"><text:tab/><text:tab/>- give the developers tools to improve user experience</text:p>
      <text:p text:style-name="P1"><text:tab/><text:tab/>- create a differential to flatpaks</text:p>
      <text:p text:style-name="P1"><text:tab/><text:tab/><text:tab/>- more developers may be interest to port to flatpak</text:p>
      <text:p text:style-name="P1"><text:tab/><text:tab/><text:tab/>- and upload to flathub</text:p>
      <text:p text:style-name="P1"><text:tab/><text:tab/>- flathub can implement useful dashboards by default</text:p>
      <text:p text:style-name="P1"><text:tab/><text:tab/><text:tab/>- and charge for the dashboard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12pt" fo:language="pt" fo:country="BR" style:letter-kerning="true" style:font-name-asian="Noto Sans CJK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in" style:writing-mode="page"/>
      <style:text-properties style:use-window-font-color="true" loext:opacity="0%" style:font-name="Liberation Sans" fo:font-size="12pt" fo:language="pt" fo:country="BR" style:font-name-asian="Noto Sans CJK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1-22T04:53:14.518332231</dc:date>
    <meta:editing-duration>PT9M27S</meta:editing-duration>
    <meta:editing-cycles>1</meta:editing-cycles>
    <meta:document-statistic meta:table-count="0" meta:image-count="0" meta:object-count="0" meta:page-count="2" meta:paragraph-count="102" meta:word-count="676" meta:character-count="3615" meta:non-whitespace-character-count="2740"/>
    <meta:generator>LibreOffice/7.0.3.1$Linux_X86_64 LibreOffice_project/d7547858d014d4cf69878db179d326fc3483e082</meta:generator>
  </office:meta>
</office:document-meta>
</file>